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/>
          <table:table-cell office:value-type="string">
            <text:p>J</text:p>
          </table:table-cell>
          <table:table-cell office:value-type="string">
            <text:p>J_avg</text:p>
          </table:table-cell>
          <table:table-cell office:value-type="string">
            <text:p>s_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/>
          <table:table-cell table:formula="of:=2*[.$A$4]*9.81*1/[.H4]^2-[.$A$4]*[.$F$1]^2" office:value-type="float" office:value="0.0481750641849638">
            <text:p>0.0481750642</text:p>
          </table:table-cell>
          <table:table-cell table:formula="of:=AVERAGE([.K4:.K22])" office:value-type="float" office:value="0.0468312693970272">
            <text:p>0.0468312694</text:p>
          </table:table-cell>
          <table:table-cell table:formula="of:=STDEV([.K4:.K22])/2" office:value-type="float" office:value="0.000974243727083008">
            <text:p>0.0009742437</text:p>
          </table:table-cell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3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/>
          <table:table-cell table:formula="of:=2*[.$A$10]*9.81*1/[.H10]^2-[.$A$10]*[.$F$1]^2" office:value-type="float" office:value="0.048078083382891">
            <text:p>0.048078083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3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7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/>
          <table:table-cell table:formula="of:=2*[.$A$16]*9.81*1/[.H16]^2-[.$A$16]*[.$F$1]^2" office:value-type="float" office:value="0.0470646660306425">
            <text:p>0.0470646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3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7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formula="of:=AVERAGE([.F22:.F25])" office:value-type="float" office:value="9.07450051900084">
            <text:p>9.074500519</text:p>
          </table:table-cell>
          <table:table-cell table:formula="of:=STDEV([.F22:.F25])/2" office:value-type="float" office:value="0.0631085443326939">
            <text:p>0.0631085443</text:p>
          </table:table-cell>
          <table:table-cell/>
          <table:table-cell table:formula="of:=2*[.$A$22]*9.81*1/[.H22]^2-[.$A$22]*[.$F$1]^2" office:value-type="float" office:value="0.0440072639896115">
            <text:p>0.0440072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7"/>
        </table:table-row>
        <table:table-row table:style-name="ro4" table:number-rows-repeated="2">
          <table:table-cell table:number-columns-repeated="13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8"/>
        </table:table-row>
        <table:table-row table:style-name="ro4" table:number-rows-repeated="2">
          <table:table-cell table:number-columns-repeated="13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5"/>
        </table:table-row>
        <table:table-row table:style-name="ro4" table:number-rows-repeated="2">
          <table:table-cell table:number-columns-repeated="13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5"/>
        </table:table-row>
        <table:table-row table:style-name="ro2" table:number-rows-repeated="104851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0:20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5T10:42:51</dc:date>
    <meta:editing-duration>PT1H37M51S</meta:editing-duration>
    <meta:editing-cycles>40</meta:editing-cycles>
    <meta:generator>LibreOffice/4.0.1.2$Linux_X86_64 LibreOffice_project/84102822e3d61eb989ddd325abf1ac077904985</meta:generator>
    <meta:document-statistic meta:table-count="1" meta:cell-count="231" meta:object-count="0"/>
  </office:meta>
</office:document-meta>
</file>